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solid" draw:fill-color="#ffcc00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99cc66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solid" draw:fill-color="#99cc66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666666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666666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4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401cm" svg:y="6.482cm">
          <text:p text:style-name="P5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554cm" svg:height="1.445cm" svg:x="4.294cm" svg:y="3.931cm">
          <text:p text:style-name="P2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3.683cm" svg:height="1.423cm" svg:x="9.401cm" svg:y="3.938cm">
          <text:p text:style-name="P2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4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9" draw:layer="layout" svg:width="3.821cm" svg:height="0.692cm" svg:x="14.663cm" svg:y="2.283cm">
          <draw:text-box>
            <text:p><text:span text:style-name="T3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4">Mental States</text:span></text:p>
            <text:p text:style-name="P4"><text:span text:style-name="T4">&amp; </text:span></text:p>
            <text:p text:style-name="P4"><text:span text:style-name="T4">Emotion</text:span></text:p>
            <text:p text:style-name="P4"><text:span text:style-name="T4">Instances</text:span></text:p>
          </draw:text-box>
        </draw:frame>
        <draw:connector draw:style-name="gr8" draw:text-style-name="P4" draw:layer="layout" draw:line-skew="0.381cm" svg:x1="9.401cm" svg:y1="7.186cm" svg:x2="7.836cm" svg:y2="5.051cm" draw:start-shape="id6" svg:d="M9401 7186h-665v-2135h-900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11-02T14:52:56.116249209</dc:date>
    <meta:editing-duration>PT5H39M3S</meta:editing-duration>
    <meta:editing-cycles>178</meta:editing-cycles>
    <meta:generator>LibreOffice/4.2.8.2$Linux_X86_64 LibreOffice_project/420m0$Build-2</meta:generator>
    <meta:document-statistic meta:object-count="21"/>
  </office:meta>
</office:document-meta>
</file>